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5173"/>
    </style:style>
    <style:style style:name="P2" style:family="paragraph" style:parent-style-name="Standard">
      <style:text-properties officeooo:rsid="00115173" officeooo:paragraph-rsid="00115173"/>
    </style:style>
    <style:style style:name="P3" style:family="paragraph" style:parent-style-name="Standard">
      <style:text-properties officeooo:rsid="00115173" officeooo:paragraph-rsid="00134ec3"/>
    </style:style>
    <style:style style:name="P4" style:family="paragraph" style:parent-style-name="Standard">
      <style:text-properties officeooo:rsid="00134ec3" officeooo:paragraph-rsid="00134ec3"/>
    </style:style>
    <style:style style:name="P5" style:family="paragraph" style:parent-style-name="Standard">
      <style:text-properties officeooo:rsid="00134ec3" officeooo:paragraph-rsid="00138ca5"/>
    </style:style>
    <style:style style:name="P6" style:family="paragraph" style:parent-style-name="Standard">
      <style:text-properties officeooo:rsid="00154cba" officeooo:paragraph-rsid="00154cba"/>
    </style:style>
    <style:style style:name="P7" style:family="paragraph" style:parent-style-name="Standard">
      <style:text-properties style:font-name="Liberation Serif1" officeooo:rsid="00154cba" officeooo:paragraph-rsid="00138ca5"/>
    </style:style>
    <style:style style:name="P8" style:family="paragraph" style:parent-style-name="Standard">
      <style:text-properties style:font-name="Liberation Serif1" officeooo:rsid="0015d38f" officeooo:paragraph-rsid="00154cba"/>
    </style:style>
    <style:style style:name="P9" style:family="paragraph" style:parent-style-name="Standard">
      <style:text-properties style:font-name="Liberation Serif1" officeooo:rsid="0016a7ca" officeooo:paragraph-rsid="0016a7ca"/>
    </style:style>
    <style:style style:name="P10" style:family="paragraph" style:parent-style-name="Standard">
      <style:text-properties style:font-name="Liberation Serif1" officeooo:rsid="0016b5c3" officeooo:paragraph-rsid="0016b5c3"/>
    </style:style>
    <style:style style:name="T1" style:family="text">
      <style:text-properties officeooo:rsid="00134ec3"/>
    </style:style>
    <style:style style:name="T2" style:family="text">
      <style:text-properties style:font-name="Liberation Serif1"/>
    </style:style>
    <style:style style:name="T3" style:family="text">
      <style:text-properties style:font-name="Liberation Serif1" officeooo:rsid="00134ec3"/>
    </style:style>
    <style:style style:name="T4" style:family="text">
      <style:text-properties style:font-name="Liberation Serif1" officeooo:rsid="00138ca5"/>
    </style:style>
    <style:style style:name="T5" style:family="text">
      <style:text-properties style:font-name="Liberation Serif1" officeooo:rsid="00154cba"/>
    </style:style>
    <style:style style:name="T6" style:family="text">
      <style:text-properties style:font-name="Liberation Serif1" officeooo:rsid="0015d38f"/>
    </style:style>
    <style:style style:name="T7" style:family="text">
      <style:text-properties style:font-name="Liberation Serif1" officeooo:rsid="0016c32a"/>
    </style:style>
    <style:style style:name="T8" style:family="text">
      <style:text-properties style:font-name="Liberation Serif1" officeooo:rsid="001864a5"/>
    </style:style>
    <style:style style:name="T9" style:family="text">
      <style:text-properties officeooo:rsid="00160070"/>
    </style:style>
    <style:style style:name="T10" style:family="text">
      <style:text-properties style:font-name="Liberation Serif1"/>
    </style:style>
    <style:style style:name="T11" style:family="text">
      <style:text-properties officeooo:rsid="0016b5c3"/>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1</text:p>
      <text:p text:style-name="P1"/>
      <text:p text:style-name="P2">a) <text:tab/>Die erste ist die sinnvollste, da es zur schwachen Fokussierung kommt.</text:p>
      <text:p text:style-name="P2"><text:tab/><text:span text:style-name="T9">Für zwei und drei defokussierende Wirkung in horizontaler Auslenkung, da Kanten nicht <text:tab/>senkrecht zur Flugbahn.</text:span></text:p>
      <text:p text:style-name="P2"/>
      <text:p text:style-name="P2">b)<text:tab/>T =<draw:frame draw:style-name="fr1" draw:name="Objekt2" text:anchor-type="as-char" svg:y="-0.644cm" svg:width="1.371cm" svg:height="1.074cm" draw:z-index="0"><draw:object xlink:href="./Object 2" xlink:type="simple" xlink:show="embed" xlink:actuate="onLoad"/><draw:image xlink:href="./ObjectReplacements/Object 2" xlink:type="simple" xlink:show="embed" xlink:actuate="onLoad"/></draw:frame> mit d als zurückgelegte Strecke</text:p>
      <text:p text:style-name="P2"/>
      <text:p text:style-name="P3"><text:tab/><text:span text:style-name="T1">L</text:span> = <draw:frame draw:style-name="fr1" draw:name="Objekt1" text:anchor-type="as-char" svg:y="-0.651cm" svg:width="2.341cm" svg:height="1.118cm" draw:z-index="1"><draw:object xlink:href="./Object 1" xlink:type="simple" xlink:show="embed" xlink:actuate="onLoad"/><draw:image xlink:href="./ObjectReplacements/Object 1" xlink:type="simple" xlink:show="embed" xlink:actuate="onLoad"/><svg:desc>Formel</svg:desc></draw:frame><text:s/></text:p>
      <text:p text:style-name="P3"/>
      <text:p text:style-name="P3"/>
      <text:p text:style-name="P4">Aufgabe 2</text:p>
      <text:p text:style-name="P4"/>
      <text:p text:style-name="P4">a)<text:tab/>n*I = h * B / <text:span text:style-name="T2">μ, <text:s/>Fausformel: 1/R (in m) = 0.3 * B (in T) / p (in GeV/c), R = </text:span><text:span text:style-name="T4">l* α/ (2π), p = E/c</text:span></text:p>
      <text:p text:style-name="P5"><text:span text:style-name="T4"><text:tab/>=&gt; n*I = h / <text:s/></text:span><text:span text:style-name="T2">μ * </text:span><text:span text:style-name="T4">p * 2π / (0.3 * l * α ) = </text:span><text:span text:style-name="T2"><text:s/></text:span><text:span text:style-name="T8">1.895 * 10⁹ A</text:span></text:p>
      <text:p text:style-name="P7"><text:tab/>obere ist Südpol, da Feldlinien von unten nach oben verlaufen müssen</text:p>
      <text:p text:style-name="P7"/>
      <text:p text:style-name="P6"><text:span text:style-name="T2">b)<text:tab/>n * I = R²* g / 2</text:span><text:span text:style-name="T3">μ, </text:span><text:span text:style-name="T2">Fausformel: k</text:span><text:span text:style-name="T3"> (in </text:span><text:span text:style-name="T2">1/</text:span><text:span text:style-name="T3">m²) = 0.3 * </text:span><text:span text:style-name="T2">g</text:span><text:span text:style-name="T3"> (in T) / p (in GeV/c)</text:span></text:p>
      <text:p text:style-name="P6"><text:span text:style-name="T3"><text:tab/></text:span><text:span text:style-name="T2">=&gt; n* I = </text:span><text:span text:style-name="T8">9,085 * 10⁶</text:span><text:span text:style-name="T2">A</text:span></text:p>
      <text:p text:style-name="P6"><text:span text:style-name="T2"><text:tab/>Anordnung (im Uhrzeigersinn von oben): <text:s/></text:span><text:span text:style-name="T6">süd, nord, süd, nord</text:span></text:p>
      <text:p text:style-name="P8"><text:tab/>auf vertikale Abweichungen wird der Strahl so defokussiert</text:p>
      <text:p text:style-name="P8"/>
      <text:p text:style-name="P9">Aufgabe 3</text:p>
      <text:p text:style-name="P9"/>
      <text:p text:style-name="P9">a) Das homogenste Feld ergibt sich bei einem Winkel von 0.3*<text:span text:style-name="T2">π</text:span>.</text:p>
      <text:p text:style-name="P9"/>
      <text:p text:style-name="P9">Um die Stromdichte zu berechnen, würden wir <text:span text:style-name="T11">die Lorentzkraft mit der Zentripetalkraft gleich setzen. Aus dem so bestimmten B-Feld, lässt sich eine Proportionalität zu dem in der Simulation vorhandenen Feld berechnen, die der benötigten Stromstärke entspricht. Daraus ließe sich mit dem ausgewählten Winkel die Stromdichte berechnen.</text:span></text:p>
      <text:p text:style-name="P10">Problem: Es ist nicht die Energie pro Teilchen angegeben, die nötig ist um die Geschwindigkeit zu berechnen. Da die Teilchenanzahl nicht bekannt ist, kann auch die Ladung nicht bestimmt werden. Die Unbekannt Teilchenzahl kürzt sich bei relativistischen Rechnungen auch nicht raus.</text:p>
      <text:p text:style-name="P10"/>
      <text:p text:style-name="P10">Um die anziehende Kraft zwischen den Schalen zu berechnen, müsste man für jeden Leiter einer Schale F=B*I*l rechnen und diese Kräfte addieren. Dabei ist B das Feld an der Stelle des Leiters aus der Simulation und I die vorher leider nicht berechnete Stromstärke und l die Länge des Leiters, die wir hier dann wohl nicht mehr als unendlich annehmen sollen :D Um die Kraft zwischen den Schalen zu berechnen müsste man die berechnete Kraft verdoppeln, weil die Schalen ja jeweils auf einander eine Kraft ausü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18:42:55.806390575</meta:creation-date>
    <dc:date>2019-12-03T22:08:11.539029679</dc:date>
    <meta:editing-duration>PT4H3M10S</meta:editing-duration>
    <meta:editing-cycles>4</meta:editing-cycles>
    <meta:generator>LibreOffice/6.2.8.2$Linux_X86_64 LibreOffice_project/20$Build-2</meta:generator>
    <meta:document-statistic meta:table-count="0" meta:image-count="0" meta:object-count="2" meta:page-count="1" meta:paragraph-count="18" meta:word-count="343" meta:character-count="1888" meta:non-whitespace-character-count="1555"/>
  </office:meta>
</office:document-meta>
</file>

<file path=Object 1/content.xml><?xml version="1.0" encoding="utf-8"?>
<math xmlns="http://www.w3.org/1998/Math/MathML" display="block">
  <semantics>
    <mrow>
      <mo fence="true" stretchy="true">(</mo>
      <mrow>
        <mtable>
          <mtr>
            <mtd>
              <mn>1</mn>
            </mtd>
            <mtd>
              <mn>0</mn>
            </mtd>
          </mtr>
          <mtr>
            <mtd>
              <mrow>
                <mo fence="true" stretchy="false">(</mo>
                <mrow>
                  <mrow>
                    <mn>1</mn>
                    <mo stretchy="false">/</mo>
                    <mrow>
                      <mo stretchy="false">−</mo>
                      <mi>f</mi>
                    </mrow>
                  </mrow>
                </mrow>
                <mo fence="true" stretchy="false">)</mo>
              </mrow>
            </mtd>
            <mtd>
              <mn>1</mn>
            </mtd>
          </mtr>
        </mtable>
      </mrow>
      <mo fence="true" stretchy="true">)</mo>
    </mrow>
    <annotation encoding="StarMath 5.0">left ( matrix{1 # 0 ## (1/-f) # 1}  right ) </annotation>
  </semantics>
</math>
</file>

<file path=Object 2/content.xml><?xml version="1.0" encoding="utf-8"?>
<math xmlns="http://www.w3.org/1998/Math/MathML" display="block">
  <semantics>
    <mrow>
      <mo fence="true" stretchy="true">(</mo>
      <mrow>
        <mtable>
          <mtr>
            <mtd>
              <mn>1</mn>
            </mtd>
            <mtd>
              <mi>d</mi>
            </mtd>
          </mtr>
          <mtr>
            <mtd>
              <mn>0</mn>
            </mtd>
            <mtd>
              <mn>1</mn>
            </mtd>
          </mtr>
        </mtable>
      </mrow>
      <mo fence="true" stretchy="true">)</mo>
    </mrow>
    <annotation encoding="StarMath 5.0">left ( matrix{1 # d ## 0 # 1}  right ) </annotation>
  </semantics>
</math>
</file>